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yriad Pro" svg:font-family="'Myriad Pro', Corbel"/>
    <style:font-face style:name="Consolas" svg:font-family="Consolas" style:font-family-generic="swiss"/>
    <style:font-face style:name="Times New Roman" svg:font-family="'Times New Roman'" style:font-family-generic="roman" style:font-pitch="variable"/>
    <style:font-face style:name="Arial" svg:font-family="Arial" style:font-family-generic="swiss" style:font-pitch="variable"/>
    <style:font-face style:name="Myriad Pro1" svg:font-family="'Myriad Pro', Corbe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7pt" style:font-size-asian="7pt" style:font-size-complex="7pt"/>
    </style:style>
    <style:style style:name="P3" style:family="paragraph" style:parent-style-name="Body_20_text_20_TCS">
      <style:text-properties fo:color="#000000" style:font-name="Myriad Pro" fo:font-size="7pt" fo:font-style="italic" style:font-name-asian="Consolas" style:font-size-asian="7pt" style:font-style-asian="italic" style:font-name-complex="Myriad Pro" style:font-size-complex="7pt" style:font-style-complex="italic"/>
    </style:style>
    <style:style style:name="P4" style:family="paragraph" style:parent-style-name="Body_20_text_20_TCS" style:list-style-name="WW8Num1">
      <style:text-properties fo:color="#000000" style:font-name="Myriad Pro" fo:font-size="7pt" fo:font-style="italic" style:font-name-asian="Consolas" style:font-size-asian="7pt" style:font-style-asian="italic" style:font-name-complex="Myriad Pro" style:font-size-complex="7pt" style:font-style-complex="italic"/>
    </style:style>
    <style:style style:name="P5" style:family="paragraph" style:parent-style-name="Body_20_text_20_TCS" style:list-style-name="L1">
      <style:text-properties fo:color="#000000" style:font-name="Myriad Pro" fo:font-size="7pt" fo:font-style="italic" style:font-name-asian="Consolas" style:font-size-asian="7pt" style:font-style-asian="italic" style:font-name-complex="Myriad Pro" style:font-size-complex="7pt" style:font-style-complex="italic"/>
    </style:style>
    <style:style style:name="P6" style:family="paragraph" style:parent-style-name="Body_20_text_20_TCS" style:list-style-name="WW8Num1">
      <style:text-properties fo:font-size="7pt" fo:font-style="italic" style:font-size-asian="7pt" style:font-style-asian="italic" style:font-size-complex="7pt" style:font-style-complex="italic"/>
    </style:style>
    <style:style style:name="P7" style:family="paragraph" style:parent-style-name="Body_20_text_20_TCS" style:list-style-name="L1"/>
    <style:style style:name="T1" style:family="text">
      <style:text-properties fo:language="en" fo:country="GB" style:language-asian="none" style:country-asian="none"/>
    </style:style>
    <style:style style:name="T2" style:family="text">
      <style:text-properties fo:font-size="11pt" fo:language="en" fo:country="GB" style:font-size-asian="11pt" style:language-asian="none" style:country-asian="none" style:font-size-complex="11pt"/>
    </style:style>
    <style:style style:name="T3" style:family="text">
      <style:text-properties fo:color="#000000" style:font-name="Myriad Pro" fo:font-size="7pt" fo:language="en" fo:country="GB" fo:font-style="italic" style:font-name-asian="Consolas" style:font-size-asian="7pt" style:language-asian="none" style:country-asian="none" style:font-style-asian="italic" style:font-name-complex="Myriad Pro" style:font-size-complex="7pt"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1"/>ETL Application</text:p>
      <text:p text:style-name="P1"/>
      <text:p text:style-name="P1"/>
      <text:p text:style-name="P1"/>
      <text:p text:style-name="P2">Brief description of the project: <text:s/></text:p>
      <text:p text:style-name="P2"><text:s text:c="51"/><text:span text:style-name="T1">This application is used as data warehouse for the client. It is used to store <text:s/>important data which can be accessed very easily by the client whenever they need the data. In this application we store the client's details in Amazon Web services, make a copy of the details in Redshift and then filtration is done to make the data more user compatible. </text:span></text:p>
      <text:p text:style-name="P2"><text:span text:style-name="T1"><text:s text:c="48"/>This application has five modes.</text:span></text:p>
      <text:list xml:id="list33350059" text:style-name="WW8Num1">
        <text:list-item>
          <text:p text:style-name="P6">Normal</text:p>
        </text:list-item>
        <text:list-item>
          <text:p text:style-name="P6">Error-process(ErrProcess)</text:p>
        </text:list-item>
        <text:list-item>
          <text:p text:style-name="P6">Re-Process</text:p>
        </text:list-item>
        <text:list-item>
          <text:p text:style-name="P6">RunStat</text:p>
        </text:list-item>
        <text:list-item>
          <text:p text:style-name="P4"><text:span text:style-name="T1">Hierarchy.</text:span></text:p>
        </text:list-item>
      </text:list>
      <text:p text:style-name="P3"><text:span text:style-name="T1"/></text:p>
      <text:list xml:id="list35196909" text:style-name="L1">
        <text:list-item>
          <text:p text:style-name="P7"><text:span text:style-name="T3">Normal mode: <text:s/>This is the default mode to run this application. Run-Id is generated uniquely every time when the user starts the application. The first Run-Id is generated from the system and then it is stored in the database. From the next time when the user starts the application the value which is stored in the database is incremented by 1 and a new run-id is generated.The dimensions and facts are defined in the config.properties file. These dimensions ans facts are extracted from NETSUITE , then it is uploaded in S3Bucket. All the sql files which are used during extraction are defined in tabledef.properties(for dimension) and factloc(for <text:s/>facts). After that using copy command data is populated in RedShift prestage schema. Then script runner starts running and data is populated from prestage to stage and then dw schema. In this stage opn.sql files are executed.</text:span></text:p>
          <text:p text:style-name="P5"><text:span text:style-name="T1"/></text:p>
        </text:list-item>
      </text:list>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yriad Pro" svg:font-family="'Myriad Pro', Corbel"/>
    <style:font-face style:name="Consolas" svg:font-family="Consolas" style:font-family-generic="swiss"/>
    <style:font-face style:name="Times New Roman" svg:font-family="'Times New Roman'" style:font-family-generic="roman" style:font-pitch="variable"/>
    <style:font-face style:name="Arial" svg:font-family="Arial" style:font-family-generic="swiss" style:font-pitch="variable"/>
    <style:font-face style:name="Myriad Pro1" svg:font-family="'Myriad Pro', Corbe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ody_20_text_20_TCS" style:display-name="Body text TCS" style:family="paragraph">
      <style:paragraph-properties fo:margin-top="0.028in" fo:margin-bottom="0.0835in" fo:line-height="0.1945in" fo:keep-together="always" fo:orphans="2" fo:widows="2" fo:hyphenation-ladder-count="no-limit"/>
      <style:text-properties style:use-window-font-color="true" style:font-name="Myriad Pro1" fo:font-size="10pt" fo:language="en" fo:country="GB" style:letter-kerning="true" style:font-name-asian="Arial" style:font-size-asian="10pt" style:language-asian="zh" style:country-asian="CN" style:font-name-complex="Myriad Pro1" style:font-size-complex="10pt" style:language-complex="ar" style:country-complex="SA" fo:hyphenate="false" fo:hyphenation-remain-char-count="2" fo:hyphenation-push-char-count="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4-28T14:49:47.12</meta:creation-date>
    <dc:date>2016-04-28T15:44:04.02</dc:date>
    <meta:editing-duration>PT34M54S</meta:editing-duration>
    <meta:editing-cycles>3</meta:editing-cycles>
    <meta:generator>OpenOffice.org/3.3$Win32 OpenOffice.org_project/330m20$Build-9567</meta:generator>
    <meta:document-statistic meta:table-count="0" meta:image-count="0" meta:object-count="0" meta:page-count="1" meta:paragraph-count="10" meta:word-count="230" meta:character-count="1530"/>
  </office:meta>
</office:document-meta>
</file>